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1e44e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e44e5" officeooo:paragraph-rsid="001e44e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12c72" officeooo:paragraph-rsid="00212c72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paragraph-rsid="001e44e5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1fc92e" officeooo:paragraph-rsid="001fc92e" fo:background-color="#c5000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4pt" officeooo:rsid="002520b7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6pt" fo:font-weight="normal" fo:background-color="#ff3333" style:font-size-asian="16pt" style:font-weight-asian="normal" style:font-size-complex="16pt" style:font-weight-complex="normal"/>
    </style:style>
    <style:style style:name="P12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  <style:text-properties fo:font-size="14pt" fo:font-weight="normal" officeooo:paragraph-rsid="005c0583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5">
      <style:paragraph-properties fo:margin-left="0cm" fo:margin-right="0cm" fo:text-align="justify" style:justify-single-word="false" fo:text-indent="1cm" style:auto-text-indent="false"/>
      <style:text-properties fo:font-size="14pt" fo:font-weight="normal" officeooo:paragraph-rsid="001e44e5" fo:background-color="transparent" style:font-size-asian="14pt" style:font-weight-asian="normal" style:font-size-complex="14pt" style:font-weight-complex="normal"/>
    </style:style>
    <style:style style:name="P15" style:family="paragraph" style:parent-style-name="Standard" style:list-style-name="L5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1e44e5" officeooo:paragraph-rsid="001e44e5" fo:background-color="transparent" style:font-size-asian="14pt" style:font-weight-asian="normal" style:font-size-complex="14pt" style:font-weight-complex="normal"/>
    </style:style>
    <style:style style:name="P16" style:family="paragraph" style:parent-style-name="Standard" style:list-style-name="L5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53796e" officeooo:paragraph-rsid="0053796e" fo:background-color="transparent" style:font-size-asian="14pt" style:font-weight-asian="normal" style:font-size-complex="14pt" style:font-weight-complex="normal"/>
    </style:style>
    <style:style style:name="P17" style:family="paragraph" style:parent-style-name="Standard" style:list-style-name="L5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3d125b" officeooo:paragraph-rsid="003d125b" fo:background-color="transparent" style:font-size-asian="14pt" style:font-weight-asian="normal" style:font-size-complex="14pt" style:font-weight-complex="normal"/>
    </style:style>
    <style:style style:name="P18" style:family="paragraph" style:parent-style-name="Standard" style:list-style-name="L5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879175" officeooo:paragraph-rsid="00879175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879175" officeooo:paragraph-rsid="0087917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2520b7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b370" style:font-style-asian="normal" style:font-style-complex="normal"/>
    </style:style>
    <style:style style:name="T3" style:family="text">
      <style:text-properties fo:font-style="normal" officeooo:rsid="002520b7" style:font-style-asian="normal" style:font-style-complex="normal"/>
    </style:style>
    <style:style style:name="T4" style:family="text">
      <style:text-properties fo:font-style="normal" officeooo:rsid="0040d522" style:font-style-asian="normal" style:font-style-complex="normal"/>
    </style:style>
    <style:style style:name="T5" style:family="text">
      <style:text-properties fo:font-style="normal" officeooo:rsid="00843532" style:font-style-asian="normal" style:font-style-complex="normal"/>
    </style:style>
    <style:style style:name="T6" style:family="text">
      <style:text-properties fo:font-style="normal" officeooo:rsid="0085ab0f" style:font-style-asian="normal" style:font-style-complex="normal"/>
    </style:style>
    <style:style style:name="T7" style:family="text">
      <style:text-properties fo:font-style="normal" officeooo:rsid="00879175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officeooo:rsid="0023aa2e"/>
    </style:style>
    <style:style style:name="T10" style:family="text">
      <style:text-properties officeooo:rsid="002520b7"/>
    </style:style>
    <style:style style:name="T11" style:family="text">
      <style:text-properties officeooo:rsid="003e6bfa"/>
    </style:style>
    <style:style style:name="T12" style:family="text">
      <style:text-properties officeooo:rsid="003fd860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fo:font-weight="normal" officeooo:rsid="00835b8e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officeooo:rsid="00843532"/>
    </style:style>
    <style:style style:name="T15" style:family="text">
      <style:text-properties officeooo:rsid="0085ab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<text:span text:style-name="T14">3</text:span> «<text:span text:style-name="T14">Знакомство с инструментами статического анализа кода</text:span>» по курсу «<text:span text:style-name="T9">Методология программной инженерии и верификация программного обеспечения</text:span>».</text:p>
      <text:p text:style-name="P5"/>
      <text:p text:style-name="P6">Преподаватель: Данилов Игорь Геннадьевич, <text:span text:style-name="T9">к.т.н.,</text:span> ассистент кафедры МОП ЭВМ; контакты: <text:span text:style-name="T9">email</text:span> — <text:a xlink:type="simple" xlink:href="mailto:igdanilov@sfedu.ru" text:style-name="Internet_20_link" text:visited-style-name="Visited_20_Internet_20_Link"><text:span text:style-name="T9">igdanilov</text:span></text:a><text:a xlink:type="simple" xlink:href="mailto:igdanilov@sfedu.ru" text:style-name="Internet_20_link" text:visited-style-name="Visited_20_Internet_20_Link">@</text:a><text:a xlink:type="simple" xlink:href="mailto:igdanilov@sfedu.ru" text:style-name="Internet_20_link" text:visited-style-name="Visited_20_Internet_20_Link"><text:span text:style-name="T9">sfedu.ru</text:span></text:a>, вконтакте – id1274906.</text:p>
      <text:p text:style-name="P7">Дата обновления документа: <text:span text:style-name="T14">23</text:span>.<text:span text:style-name="T12">11</text:span>.2015</text:p>
      <text:p text:style-name="P6"/>
      <text:p text:style-name="P1">Лабораторная работа</text:p>
      <text:p text:style-name="P10"/>
      <text:p text:style-name="P6">Для выполнения лабораторной работы необходимо разбиться <text:span text:style-name="T10">на </text:span>бригады <text:span text:style-name="T10">максимум</text:span> по 2 человека. <text:span text:style-name="T2">Лабораторная работа делится на две части: </text:span><text:span text:style-name="T3">1) </text:span><text:span text:style-name="T5">выбор, ознакомление с основными возможностями </text:span><text:span text:style-name="T6">(типы обнаруживаемых ошибок)</text:span><text:span text:style-name="T5"> и описание (с примерами)</text:span><text:span text:style-name="T4"> </text:span><text:span text:style-name="T6">выбранного инструмента статического анализа кода</text:span><text:span text:style-name="T3">; 2) </text:span><text:span text:style-name="T6">выбор реального приложения и верификация его </text:span><text:span text:style-name="T7">исходного кода </text:span><text:span text:style-name="T6">с помощью выбранного инструмента статического анализа кода с последующим объяснением и (если </text:span><text:span text:style-name="T7">это</text:span><text:span text:style-name="T6"> возможно) исправлением ошибок</text:span><text:span text:style-name="T2">.</text:span></text:p>
      <text:p text:style-name="P20"><text:span text:style-name="T2">А</text:span><text:span text:style-name="T1">лгоритм выполнения лабораторной работы следующий.</text:span></text:p>
      <text:p text:style-name="P20"><text:span text:style-name="T1">1. Выбор любого инструмента для статического анализа кода для любого (импонирующем Вам) языка программирования. Список таких инструментов можно подсмотреть, например, на Википедии [1].</text:span></text:p>
      <text:p text:style-name="P20"><text:span text:style-name="T1">2. Согласование с преподавателем выбранного инструмента (лучше всего по e-mail или вконтакте). Инструменты у разных бригад должны различаться, поэтому спешите выбрать.</text:span></text:p>
      <text:p text:style-name="P20"><text:span text:style-name="T1">3. Ознакомление с выбранным инструментом и его описание в отчете (с примерами) к лабораторной работе.</text:span></text:p>
      <text:p text:style-name="P20"><text:span text:style-name="T1">4. Выбор </text:span><text:span text:style-name="T8">любого</text:span><text:span text:style-name="T1"> реального приложения или его части (</text:span><text:span text:style-name="T8">не менее 1000 строк исходного кода, включить в приложение</text:span><text:span text:style-name="T1">) и проверка его кода с помощью выбранного инструмента статического анализа с объяснением всех обнаруженных ошибок и их исправлением (где это возможно). Отображение всех действий в отчете.</text:span></text:p>
      <text:p text:style-name="P20"><text:span text:style-name="T1">5. Формулирование выводов по лабораторной работе.</text:span></text:p>
      <text:p text:style-name="P21"><text:span text:style-name="Teletype"><text:span text:style-name="T13"/></text:span></text:p>
      <text:p text:style-name="P2">Источники информации</text:p>
      <text:list xml:id="list4757375428431550792" text:style-name="L5">
        <text:list-header>
          <text:p text:style-name="P12"/>
        </text:list-header>
        <text:list-item>
          <text:p text:style-name="P18">https://en.wikipedia.org/wiki/List_of_tools_for_static_code_analysis</text:p>
        </text:list-item>
        <text:list-item>
          <text:p text:style-name="P14">Интернет.</text:p>
        </text:list-item>
      </text:list>
      <text:p text:style-name="P8"/>
      <text:p text:style-name="P3">Содержание отчета</text:p>
      <text:list xml:id="list151537131809682" text:continue-list="list4757375428431550792" text:style-name="L5">
        <text:list-item text:start-value="1">
          <text:p text:style-name="P15">Цель работы.</text:p>
        </text:list-item>
        <text:list-item>
          <text:p text:style-name="P16"><text:span text:style-name="T15">Описание выбранного инструмента статического анализа кода с примерами (типы обнаруживаемых ошибок и т.д.)</text:span>.</text:p>
        </text:list-item>
        <text:list-item>
          <text:p text:style-name="P18">Описание действий по верификации с помощью выбранного инструмента кода реального приложения.</text:p>
        </text:list-item>
        <text:list-item>
          <text:p text:style-name="P17"><text:soft-page-break/>Вывод.</text:p>
        </text:list-item>
        <text:list-item>
          <text:p text:style-name="P18">Приложение с исходным кодом.</text:p>
          <text:p text:style-name="P18"/>
        </text:list-item>
      </text:list>
      <text:p text:style-name="P1">Общие требования к оформлению</text:p>
      <text:p text:style-name="P4"/>
      <text:p text:style-name="P6">В отчете приводится описание всех выполненных действий <text:span text:style-name="T11">согласно требованиям к содержанию</text:span>.</text:p>
      <text:p text:style-name="P9">Отчет сдается в электронном виде <text:span text:style-name="T11">(высылается на электронную почту как минимум за неделю до очной сдачи)</text:span>.</text:p>
      <text:p text:style-name="P6">Обычный текст - шрифт 14 пт., заголовок — 16 пт., междустрочный интервал — одинарный, красная строка — 1 см, поля по 2 см.</text:p>
      <text:p text:style-name="P6">Пример титульного листа можно найти на сервере кафедры или взять из выполненной работы по другому курсу. Обязательно должна быть информация: «Лабораторная/Курсовая работа по курсу … на тему … Выполнили … Проверил: ...».</text:p>
      <text:p text:style-name="P11">В конце работы обязателен раздел «Список использованной литературы» или «Библиографический список», в случае использования сторонних источников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4:12:15</meta:creation-date>
    <dc:date>2015-11-23T15:15:35.832325682</dc:date>
    <meta:editing-duration>P1DT3H7M33S</meta:editing-duration>
    <meta:editing-cycles>172</meta:editing-cycles>
    <meta:generator>LibreOffice/4.3.7.2$Linux_X86_64 LibreOffice_project/430m0$Build-2</meta:generator>
    <meta:document-statistic meta:table-count="0" meta:image-count="0" meta:object-count="0" meta:page-count="2" meta:paragraph-count="26" meta:word-count="355" meta:character-count="2758" meta:non-whitespace-character-count="2431"/>
  </office:meta>
</office:document-meta>
</file>